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-color="#ff0000" draw:textarea-horizontal-align="justify" draw:textarea-vertical-align="middle" draw:auto-grow-height="false" fo:min-height="1.824cm" fo:min-width="13.615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1.25cm" fo:min-width="0.63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name="Queue" draw:style-name="gr1" draw:text-style-name="P1" draw:layer="layout" svg:width="3.29cm" svg:height="9.211cm" svg:x="15.362cm" svg:y="10.038cm" svg:viewBox="0 0 3291 9212" svg:d="M0 8824c1665-2623 2564-5719 2564-8824 241 0 485 0 727 0 0 3241-940 6477-2677 9212-205-129-411-259-614-388z">
          <text:p/>
        </draw:path>
        <draw:path draw:name="Corne.droite" draw:style-name="gr2" draw:text-style-name="P1" draw:layer="layout" svg:width="7.617cm" svg:height="5.464cm" draw:transform="skewX (0.152716309549504) rotate (-0.588001424996891) translate (13.3350273814668cm 5.77348467018255cm)" svg:viewBox="0 0 7618 5465" svg:d="M1902 7c2873 900 5079 3147 5716 5458-1271-4-2539-8-3809-13 633-2307-304-4552-1907-5445zM0 0zM7618 5465z">
          <text:p/>
        </draw:path>
        <draw:path draw:name="Corne.gauche" draw:style-name="gr2" draw:text-style-name="P1" draw:layer="layout" svg:width="7.627cm" svg:height="5.464cm" draw:transform="skewX (-0.154461638801498) rotate (0.588350490847288) translate (-1.63608434295945cm 10.0043272498448cm)" svg:viewBox="0 0 7628 5465" svg:d="M5726 7c-2874 899-5084 3144-5726 5458 1270-6 2538-12 3808-15-631-2305 314-4548 1918-5443zM7628 0zM0 5465z">
          <text:p/>
        </draw:path>
        <draw:custom-shape draw:name="corps" draw:style-name="gr1" draw:text-style-name="P1" draw:layer="layout" svg:width="14.114cm" svg:height="11.796cm" svg:x="1.962cm" svg:y="10.704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name="fleche.haut.gauche" draw:style-name="gr3" draw:text-style-name="P2" draw:layer="layout" svg:width="3.111cm" svg:height="2.718cm" svg:x="5.25cm" svg:y="11.1cm" svg:viewBox="0 0 3112 2719" svg:d="M641 212c694 466 1390 934 2090 1402 106-72 212-140 318-212 21 298 41 592 63 893-444-19-894-32-1339-47 106-70 212-142 321-210-703-468-1398-936-2094-1402 212-139 429-282 641-424zM964 0zM2478 2719z">
          <text:p/>
        </draw:path>
        <draw:path draw:name="fleche.bas.droit" draw:style-name="gr3" draw:text-style-name="P2" draw:layer="layout" svg:width="3.168cm" svg:height="2.71cm" svg:x="9.372cm" svg:y="13.635cm" svg:viewBox="0 0 3169 2711" svg:d="M2548 2499c-718-466-1437-929-2148-1397-104 75-210 145-314 217-30-300-59-592-86-890 447 13 894 24 1342 37-106 69-213 142-317 212 712 463 1428 928 2144 1391-208 145-413 288-621 430zM2236 2711zM630 0z">
          <text:p/>
        </draw:path>
        <draw:path draw:name="fleche.haut.droit" draw:style-name="gr3" draw:text-style-name="P2" draw:layer="layout" svg:width="4.135cm" svg:height="2.131cm" svg:x="8.889cm" svg:y="11.377cm" svg:viewBox="0 0 4136 2132" svg:d="M307 1720c725-478 1450-962 2182-1443-102-67-203-135-305-205 447-25 895-49 1342-72-41 300-82 595-120 895-104-72-203-137-307-207-727 481-1455 960-2177 1444-206-138-409-275-615-412zM0 1516zM4136 414z">
          <text:p/>
        </draw:path>
        <draw:path draw:name="fleche.bas.gauche" draw:style-name="gr3" draw:text-style-name="P2" draw:layer="layout" svg:width="4.099cm" svg:height="2.107cm" svg:x="4.832cm" svg:y="13.87cm" svg:viewBox="0 0 4100 2108" svg:d="M3799 404c-725 476-1450 954-2168 1430 99 67 201 135 302 204-440 24-885 47-1325 70 36-292 76-587 115-884 101 69 203 137 302 204 721-476 1446-952 2176-1428 198 135 399 272 598 404zM4100 608zM0 1702z">
          <text:p/>
        </draw:path>
        <draw:custom-shape draw:name="pointe.queue" draw:style-name="gr1" draw:text-style-name="P1" draw:layer="layout" svg:width="2.262cm" svg:height="5.528cm" svg:x="17.238cm" svg:y="4.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Queue.pointe" draw:style-name="gr1" draw:text-style-name="P1" draw:layer="layout" svg:width="2.262cm" svg:height="5.533cm" svg:x="17.238cm" svg:y="4.527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path draw:name="Queue" draw:style-name="gr1" draw:text-style-name="P1" draw:layer="layout" svg:width="3.29cm" svg:height="7.722cm" svg:x="15.5cm" svg:y="9cm" svg:viewBox="0 0 3291 7723" svg:d="M0 7398c1665-2199 2564-4795 2564-7398 241 0 485 0 727 0 0 2717-940 5430-2677 7723-205-108-411-217-614-325z">
          <text:p/>
        </draw:path>
        <draw:path draw:name="Corne.droite" draw:style-name="gr2" draw:text-style-name="P1" draw:layer="layout" svg:width="7.617cm" svg:height="5.464cm" draw:transform="skewX (0.152716309549504) rotate (-0.588001424996891) translate (13.3350273814668cm 5.19348467018255cm)" svg:viewBox="0 0 7618 5465" svg:d="M1902 7c2873 900 5079 3147 5716 5458-1271-4-2539-8-3809-13 633-2307-304-4552-1907-5445zM0 0zM7618 5465z">
          <text:p/>
        </draw:path>
        <draw:path draw:name="Corne.gauche" draw:style-name="gr2" draw:text-style-name="P1" draw:layer="layout" svg:width="7.627cm" svg:height="5.464cm" draw:transform="skewX (-0.154461638801498) rotate (0.588350490847288) translate (-1.63608434295945cm 9.42432724984478cm)" svg:viewBox="0 0 7628 5465" svg:d="M5726 7c-2874 899-5084 3144-5726 5458 1270-6 2538-12 3808-15-631-2305 314-4548 1918-5443zM7628 0zM0 5465z">
          <text:p/>
        </draw:path>
        <draw:custom-shape draw:name="corps" draw:style-name="gr4" draw:text-style-name="P1" draw:layer="layout" svg:width="14.114cm" svg:height="8.296cm" svg:x="2cm" svg:y="11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name="fleche.haut.gauche" draw:style-name="gr3" draw:text-style-name="P2" draw:layer="layout" svg:width="3.111cm" svg:height="2.02cm" svg:x="5.25cm" svg:y="11.1cm" svg:viewBox="0 0 3112 2021" svg:d="M641 158c694 346 1390 694 2090 1042 106-54 212-104 318-158 21 222 41 440 63 664-444-14-894-24-1339-35 106-52 212-105 321-156-703-348-1398-696-2094-1042 212-104 429-210 641-315zM964 0zM2478 2021z">
            <text:p/>
          </draw:path>
          <draw:path draw:name="fleche.bas.droit" draw:style-name="gr3" draw:text-style-name="P2" draw:layer="layout" svg:width="3.168cm" svg:height="2.014cm" svg:x="9.372cm" svg:y="12.985cm" svg:viewBox="0 0 3169 2015" svg:d="M2548 1858c-718-347-1437-691-2148-1039-104 56-210 108-314 162-30-223-59-441-86-662 447 10 894 18 1342 27-106 52-213 106-317 158 712 344 1428 690 2144 1034-208 108-413 214-621 320zM2236 2015zM630 0z">
            <text:p/>
          </draw:path>
          <draw:path draw:name="fleche.haut.droit" draw:style-name="gr3" draw:text-style-name="P2" draw:layer="layout" svg:width="4.135cm" svg:height="1.584cm" svg:x="8.889cm" svg:y="11.306cm" svg:viewBox="0 0 4136 1585" svg:d="M307 1279c725-356 1450-715 2182-1073-102-50-203-100-305-152 447-19 895-37 1342-54-41 223-82 442-120 665-104-53-203-101-307-154-727 358-1455 714-2177 1074-206-103-409-204-615-306zM0 1127zM4136 308z">
            <text:p/>
          </draw:path>
          <draw:path draw:name="fleche.bas.gauche" draw:style-name="gr3" draw:text-style-name="P2" draw:layer="layout" svg:width="4.099cm" svg:height="1.566cm" svg:x="4.832cm" svg:y="13.159cm" svg:viewBox="0 0 4100 1567" svg:d="M3799 300c-725 354-1450 710-2168 1063 99 50 201 101 302 152-440 18-885 35-1325 52 36-217 76-436 115-657 101 51 203 102 302 152 721-354 1446-708 2176-1062 198 100 399 202 598 300zM4100 452zM0 1265z">
            <text:p/>
          </draw:path>
        </draw:g>
        <draw:custom-shape draw:name="pointe.queue" draw:style-name="gr5" draw:text-style-name="P1" draw:layer="layout" svg:width="2.262cm" svg:height="4.5cm" svg:x="17.26cm" svg:y="5.30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11-04-03T08:47:23</meta:creation-date>
    <dc:date>2017-06-28T11:29:13.128000000</dc:date>
    <dc:creator>Olivier COCHARD-LABBÉ</dc:creator>
    <meta:editing-duration>PT2H32M14S</meta:editing-duration>
    <meta:editing-cycles>23</meta:editing-cycles>
    <meta:generator>LibreOffice/5.3.3.2$Windows_X86_64 LibreOffice_project/3d9a8b4b4e538a85e0782bd6c2d430bafe583448</meta:generator>
    <dc:subject>http://bsdrp.net</dc:subject>
    <dc:title>Logo de BSD Router Project</dc:title>
    <meta:document-statistic meta:object-count="20"/>
  </office:meta>
</office:document-meta>
</file>